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 fo:language="it" fo:country="IT"/>
    </style:style>
    <style:style style:name="P30" style:parent-style-name="Normal" style:family="paragraph">
      <style:text-properties fo:language="it" fo:country="IT"/>
    </style:style>
    <style:style style:name="P31" style:parent-style-name="Normal" style:family="paragraph">
      <style:text-properties fo:font-weight="bold" style:font-weight-asian="bold" style:font-weight-complex="bold" fo:language="it" fo:country="IT"/>
    </style:style>
    <style:style style:name="T32" style:parent-style-name="DefaultParagraphFont" style:family="text">
      <style:text-properties fo:language="it" fo:country="IT"/>
    </style:style>
    <style:style style:name="P33" style:parent-style-name="Normal" style:family="paragraph">
      <style:text-properties fo:font-weight="bold" style:font-weight-asian="bold" style:font-weight-complex="bold" fo:language="it" fo:country="IT"/>
    </style:style>
    <style:style style:name="P34" style:parent-style-name="Normal" style:family="paragraph">
      <style:text-properties fo:language="it" fo:country="IT"/>
    </style:style>
    <style:style style:name="P35" style:parent-style-name="Normal" style:family="paragraph">
      <style:text-properties fo:font-weight="bold" style:font-weight-asian="bold" style:font-weight-complex="bold" fo:language="it" fo:country="IT"/>
    </style:style>
    <style:style style:name="T36" style:parent-style-name="DefaultParagraphFont" style:family="text">
      <style:text-properties fo:language="it" fo:country="IT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 fo:language="it" fo:country="IT"/>
    </style:style>
    <style:style style:name="P44" style:parent-style-name="Normal" style:family="paragraph">
      <style:text-properties fo:language="it" fo:country="IT"/>
    </style:style>
    <style:style style:name="P45" style:parent-style-name="Normal" style:family="paragraph">
      <style:text-properties fo:font-weight="bold" style:font-weight-asian="bold" style:font-weight-complex="bold" fo:language="it" fo:country="IT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 fo:language="it" fo:country="IT"/>
    </style:style>
    <style:style style:name="P55" style:parent-style-name="Normal" style:family="paragraph">
      <style:text-properties fo:language="it" fo:country="IT"/>
    </style:style>
    <style:style style:name="P56" style:parent-style-name="Normal" style:family="paragraph">
      <style:text-properties fo:font-weight="bold" style:font-weight-asian="bold" style:font-weight-complex="bold" fo:language="it" fo:country="IT"/>
    </style:style>
  </office:automatic-styles>
  <office:body>
    <office:text text:use-soft-page-breaks="true">
      <text:p text:style-name="P1">Hi, my name is<text:s/>[***NAME***]. I have a reservation.</text:p>
      <text:p text:style-name="P2">ChatGPT ha detto:</text:p>
      <text:p text:style-name="Normal">Welcome,<text:s/>[***NAME***]! It's lovely to have you with us this evening. May I just check under which name the reservation was made?</text:p>
      <text:p text:style-name="P3">Hai detto:</text:p>
      <text:p text:style-name="Normal">Do you find a reservation?</text:p>
      <text:p text:style-name="P4">ChatGPT ha<text:s/>detto:</text:p>
      <text:p text:style-name="Normal">Yes, thank you for checking! I do see your reservation here. Now, would you prefer to sit by the window or inside today? And may I offer you something to drink while you look at the menu?</text:p>
      <text:p text:style-name="P5">Hai detto:</text:p>
      <text:p text:style-name="Normal">Yeah, but the Windows is good.</text:p>
      <text:p text:style-name="P6">ChatGPT ha detto:</text:p>
      <text:p text:style-name="Normal">Perfect, a table by the window it is. That’s a lovely spot. And for your drink—might you like something refreshing like lemonade, or perhaps a warm coffee or tea?</text:p>
      <text:p text:style-name="P7">Hai detto:</text:p>
      <text:p text:style-name="Normal">May I have one lemonade?</text:p>
      <text:p text:style-name="P8">ChatGPT ha detto:</text:p>
      <text:p text:style-name="Normal">Of course you may! One lemonade coming right up. While you're getting comfortable, would you like to start with a little something from the starters? Or shall I give you a moment with the menu?</text:p>
      <text:p text:style-name="P9">Hai detto:</text:p>
      <text:p text:style-name="Normal">Could I have a plate of fruit and can I ask you the main menu?</text:p>
      <text:p text:style-name="P10">ChatGPT ha detto:</text:p>
      <text:p text:style-name="Normal">A<text:s/>plate of fruit—let me just check—we don’t currently have that on our starters list, but we do have options like a Caesar salad, tomato soup, or mozzarella sticks. Might any of those work for you?</text:p>
      <text:p text:style-name="Normal">And absolutely, I’d be happy to go over the main menu with you. Would you prefer something like a burger, pasta, a meat or fish dish, or maybe a vegetarian option?</text:p>
      <text:p text:style-name="P11">Hai detto:</text:p>
      <text:p text:style-name="Normal">I prefer the vegetarian option.</text:p>
      <text:p text:style-name="P12">ChatGPT ha detto:</text:p>
      <text:p text:style-name="Normal">Lovely choice! We have a delicious Vegetarian Pizza topped with fresh vegetables and mozzarella. It's quite popular. Would you like to go with that, or shall I describe it a bit more for you?</text:p>
      <text:p text:style-name="P13">Hai detto:</text:p>
      <text:p text:style-name="Normal">Can I get a Caesar salad without cheese, please?</text:p>
      <text:soft-page-break/>
      <text:p text:style-name="P14">ChatGPT ha detto:</text:p>
      <text:p text:style-name="Normal">Certainly! A Caesar salad without cheese—it will still come with romaine lettuce and croutons. Would you like the dressing on the side, or is it okay as usual?</text:p>
      <text:p text:style-name="P15">Hai detto:</text:p>
      <text:p text:style-name="Normal">No, thank you. It's okay without.</text:p>
      <text:p text:style-name="P16">ChatGPT ha detto:</text:p>
      <text:p text:style-name="Normal">Perfect, no cheese and no dressing. I’ll make sure the kitchen prepares it just right. So far, we have one lemonade and a cheese-free Caesar salad. Would you like to order a main course as well, or shall I wait a bit?</text:p>
      <text:p text:style-name="P17">Hai detto:</text:p>
      <text:p text:style-name="Normal">Would you recommend a plate of the day?</text:p>
      <text:p text:style-name="P18">ChatGPT ha detto:</text:p>
      <text:p text:style-name="Normal">Absolutely! Today’s special could be our homemade Beef Lasagna, served with garlic bread and a fresh garden salad. It’s hearty and very comforting. Would you like me to bring you that, or would you prefer to stick with a vegetarian option?</text:p>
      <text:p text:style-name="P19">Hai detto:</text:p>
      <text:p text:style-name="Normal">Would you mind explaining me if you have other vegetarian plates?</text:p>
      <text:p text:style-name="P20">ChatGPT ha detto:</text:p>
      <text:p text:style-name="Normal">Not at all, I’d be happy to! Besides the Vegetarian Pizza, we could also offer a few modifications—like the Spaghetti Bolognese made with a vegetarian sauce, or a custom veggie wrap with salad and grilled vegetables. Would any of those sound good to you?</text:p>
      <text:p text:style-name="P21">Hai detto:</text:p>
      <text:p text:style-name="Normal">OK, I will take the vegetarian pizza. Thank you.</text:p>
      <text:p text:style-name="P22">ChatGPT ha detto:</text:p>
      <text:p text:style-name="Normal">Wonderful choice! One Vegetarian Pizza it is. So just to confirm, you’ll have a lemonade, a Caesar salad without cheese or dressing, and the Vegetarian Pizza. Might you have<text:s/>any allergies or dietary concerns I should be aware of before I send this to the kitchen?</text:p>
      <text:p text:style-name="P23">Hai detto:</text:p>
      <text:p text:style-name="Normal">No, I have not allergies, but I used to eat without any animal products.</text:p>
      <text:p text:style-name="P24">ChatGPT ha detto:</text:p>
      <text:p text:style-name="Normal">Thank you for letting me know. In that case, I’ll make sure<text:s/>your salad and pizza are fully vegan—no cheese, and we'll skip any dairy or egg-based ingredients. Would that be alright for you?</text:p>
      <text:p text:style-name="P25">Hai detto:</text:p>
      <text:p text:style-name="Normal">Perfect.</text:p>
      <text:soft-page-break/>
      <text:p text:style-name="P26">ChatGPT ha detto:</text:p>
      <text:p text:style-name="Normal">Lovely, I’ll take care of that right away. I’ll be back in a little while to check how everything is going. Please enjoy your meal!</text:p>
      <text:p text:style-name="P27">Hai detto:</text:p>
      <text:p text:style-name="Normal">Sorry, could I have a bottle of tap water, please?</text:p>
      <text:p text:style-name="P28">ChatGPT ha detto:</text:p>
      <text:p text:style-name="Normal">Of course, no problem at all. I’ll bring you a bottle of tap water right away. Is there anything else you might need at the moment?</text:p>
      <text:p text:style-name="P29">Hai detto:</text:p>
      <text:p text:style-name="P30">No, thank you.</text:p>
      <text:p text:style-name="P31">ChatGPT ha detto:</text:p>
      <text:p text:style-name="Normal">You're very welcome. I’ll be back shortly to see how you're enjoying everything.<text:s/><text:span text:style-name="T32">Bon appétit!</text:span></text:p>
      <text:p text:style-name="P33">Hai detto:</text:p>
      <text:p text:style-name="P34">Grazie.</text:p>
      <text:p text:style-name="P35">ChatGPT ha detto:</text:p>
      <text:p text:style-name="Normal"><text:span text:style-name="T36">You're most welcome!<text:s/></text:span>And just a gentle reminder—we’re practicing only in English today. Enjoy your meal!</text:p>
      <text:p text:style-name="P37">Hai detto:</text:p>
      <text:p text:style-name="Normal">Excuse me, may I have the bill, please?</text:p>
      <text:p text:style-name="P38">ChatGPT ha detto:</text:p>
      <text:p text:style-name="Normal">Of course, I’ll bring the bill to you right away. May I ask—how was everything? Did you enjoy your meal?</text:p>
      <text:p text:style-name="P39">Hai detto:</text:p>
      <text:p text:style-name="Normal">Yes, was pretty perfect.</text:p>
      <text:p text:style-name="P40">ChatGPT ha detto:</text:p>
      <text:p text:style-name="Normal">I'm so glad to hear that! Thank you very much. I'll just get your bill now. Would you like to pay by card or cash today?</text:p>
      <text:p text:style-name="P41">Hai detto:</text:p>
      <text:p text:style-name="Normal">I've been Keshe.</text:p>
      <text:p text:style-name="P42">ChatGPT ha detto:</text:p>
      <text:p text:style-name="Normal">Just to clarify—did you mean you’ll be paying with cash?</text:p>
      <text:p text:style-name="P43">Hai detto:</text:p>
      <text:p text:style-name="P44">Yeah.</text:p>
      <text:soft-page-break/>
      <text:p text:style-name="P45">ChatGPT ha<text:s/>detto:</text:p>
      <text:p text:style-name="Normal">Perfect, thank you! I’ll bring your bill right over. One moment, please.</text:p>
      <text:p text:style-name="P46">Hai detto:</text:p>
      <text:p text:style-name="Normal">Hey, excuse me, is everything okay with the build?</text:p>
      <text:p text:style-name="P47">ChatGPT ha detto:</text:p>
      <text:p text:style-name="Normal">Ah, yes—everything should be just right with the bill. May I ask if something didn’t look<text:s/>correct, or would you like me to go over it with you?</text:p>
      <text:p text:style-name="P48">Hai detto:</text:p>
      <text:p text:style-name="Normal">Would you mind tell me the total, please?</text:p>
      <text:p text:style-name="P49">ChatGPT ha detto:</text:p>
      <text:p text:style-name="Normal">Not at all! Your total comes to sixteen pounds—lemonade, Caesar salad, and the Vegetarian Pizza. Take your time, and I’ll be right here if you need anything else.</text:p>
      <text:p text:style-name="P50">Hai detto:</text:p>
      <text:p text:style-name="Normal">I'm ready.</text:p>
      <text:p text:style-name="P51">ChatGPT ha detto:</text:p>
      <text:p text:style-name="Normal">Great, thank you so much! I’ll collect your payment now. Here’s your change, and thank you again for dining with us today. It was a pleasure having you—have a wonderful evening,<text:s/>[***NAME***]!</text:p>
      <text:p text:style-name="P52">Hai detto:</text:p>
      <text:p text:style-name="Normal">Thank you so much for this meeting.</text:p>
      <text:p text:style-name="P53">ChatGPT ha detto:</text:p>
      <text:p text:style-name="Normal">You're very welcome,<text:s/>[***NAME***]! It was truly lovely serving you. Take care and hope to see you again soon!</text:p>
      <text:p text:style-name="P54">Hai detto:</text:p>
      <text:p text:style-name="P55">Bye.</text:p>
      <text:p text:style-name="P56">ChatGPT ha detto:</text:p>
      <text:p text:style-name="Normal">Bye-bye! Have a great night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10T08:16:00Z</meta:creation-date>
    <dc:date>2025-12-24T10:40:00Z</dc:date>
    <meta:template xlink:href="Normal" xlink:type="simple"/>
    <meta:editing-cycles>2</meta:editing-cycles>
    <meta:editing-duration>PT180S</meta:editing-duration>
    <meta:document-statistic meta:page-count="4" meta:paragraph-count="11" meta:word-count="833" meta:character-count="5572" meta:row-count="39" meta:non-whitespace-character-count="4750"/>
  </office:meta>
</office:document-meta>
</file>